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draw:fill-color="#383d3c" draw:textarea-vertical-align="middle" draw:auto-grow-height="false" fo:min-height="2.722cm" fo:min-width="1.729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2.536cm" fo:min-width="0cm"/>
    </style:style>
    <style:style style:name="gr5" style:family="graphic" style:parent-style-name="standard">
      <style:graphic-properties svg:stroke-width="0.423cm" svg:stroke-color="#666666" draw:marker-start="Circle" draw:marker-start-width="0.932cm" draw:marker-end="Arrow" draw:marker-end-width="0.932cm" draw:textarea-vertical-align="middle" fo:padding-top="0.334cm" fo:padding-bottom="0.334cm" fo:padding-left="0.459cm" fo:padding-right="0.459cm"/>
    </style:style>
    <style:style style:name="gr6" style:family="graphic" style:parent-style-name="standard">
      <style:graphic-properties draw:marker-end="Short_20_line_20_Arrow" draw:fill-color="#666666" draw:textarea-vertical-align="middle" draw:auto-grow-height="false" fo:min-height="2.63cm" fo:min-width="2.566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83d3c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175cm" svg:y1="12.303cm" svg:x2="7.858cm" svg:y2="12.303cm">
          <text:p/>
        </draw:line>
        <draw:line draw:style-name="gr2" draw:text-style-name="P1" draw:layer="layout" svg:x1="6.207cm" svg:y1="13.7cm" svg:x2="8.874cm" svg:y2="13.7cm">
          <text:p/>
        </draw:line>
        <draw:line draw:style-name="gr2" draw:text-style-name="P1" draw:layer="layout" svg:x1="4.556cm" svg:y1="15.097cm" svg:x2="8.112cm" svg:y2="15.097cm">
          <text:p/>
        </draw:line>
        <draw:custom-shape draw:style-name="gr3" draw:text-style-name="P2" draw:layer="layout" svg:width="2.229cm" svg:height="2.972cm" svg:x="9.183cm" svg:y="10.271cm">
          <text:p/>
          <draw:enhanced-geometry svg:viewBox="0 0 144 122" draw:mirror-horizontal="false" draw:mirror-vertical="false" draw:type="non-primitive" draw:enhanced-path="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"/>
        </draw:custom-shape>
        <draw:custom-shape draw:style-name="gr4" draw:text-style-name="P3" draw:layer="layout" svg:width="0.371cm" svg:height="2.786cm" svg:x="10.112cm" svg:y="13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1.033cm" svg:y1="13.7cm" svg:x2="13.421cm" svg:y2="16.494cm">
          <text:p/>
        </draw:line>
        <draw:custom-shape draw:style-name="gr6" draw:text-style-name="P3" draw:layer="layout" svg:width="3.065cm" svg:height="2.879cm" svg:x="9.833cm" svg:y="10.643cm">
          <text:p/>
          <draw:enhanced-geometry svg:viewBox="0 0 21600 21600" draw:text-areas="0 0 21600 21600" draw:mirror-horizontal="false" draw:mirror-vertical="false" draw:type="circular-arrow" draw:modifiers="-60.0742653650298 68.3459302437872 8085.0468232781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8T23:53:08.744000000</meta:creation-date>
    <dc:date>2021-03-19T00:25:12.907000000</dc:date>
    <meta:editing-duration>PT1M</meta:editing-duration>
    <meta:editing-cycles>1</meta:editing-cycles>
    <meta:document-statistic meta:object-count="7"/>
    <meta:generator>LibreOffice/6.4.5.2$Windows_X86_64 LibreOffice_project/a726b36747cf2001e06b58ad5db1aa3a9a1872d6</meta:generator>
  </office:meta>
</office:document-meta>
</file>